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0.5811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1.6134in"/>
    </style:style>
    <style:style style:name="co7" style:family="table-column">
      <style:table-column-properties fo:break-before="auto" style:column-width="1.4346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1.65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shapes>
          <draw:frame draw:z-index="0" draw:style-name="gr1" draw:text-style-name="P1" svg:width="6.2988in" svg:height="3.5429in" svg:x="5.848in" svg:y="8.1087in">
            <draw:object draw:notify-on-update-of-ranges="timings.B54:timings.B54 timings.B55:timings.B57 timings.C54:timings.C54 timings.C55:timings.C57 timings.D54:timings.D54 timings.D55:timings.D57 timings.E54:timings.E54 timings.E55:timings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8839in" svg:y="11.8614in">
            <draw:object draw:notify-on-update-of-ranges="timings.B77:timings.B77 timings.B78:timings.B80 timings.C77:timings.C77 timings.C78:timings.C80 timings.D77:timings.D77 timings.D78:timings.D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7366in" svg:y="16.0594in">
            <draw:object draw:notify-on-update-of-ranges="timings.B99:timings.B99 timings.B100:timings.B102 timings.C99:timings.C99 timings.C100:timings.C102 timings.D99:timings.D99 timings.D100:timings.D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SEQ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2994" calcext:value-type="float">
            <text:p>0.002994</text:p>
          </table:table-cell>
          <table:table-cell table:formula="of:=AVERAGE([.C5:.E5])" office:value-type="float" office:value="0.00314866666666667" calcext:value-type="float">
            <text:p>0.003148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846362" calcext:value-type="float">
            <text:p>0.846362</text:p>
          </table:table-cell>
          <table:table-cell office:value-type="float" office:value="0.863724" calcext:value-type="float">
            <text:p>0.863724</text:p>
          </table:table-cell>
          <table:table-cell office:value-type="float" office:value="0.822321" calcext:value-type="float">
            <text:p>0.822321</text:p>
          </table:table-cell>
          <table:table-cell table:formula="of:=AVERAGE([.C6:.E6])" office:value-type="float" office:value="0.844135666666667" calcext:value-type="float">
            <text:p>0.844135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8.722163" calcext:value-type="float">
            <text:p>8.722163</text:p>
          </table:table-cell>
          <table:table-cell office:value-type="float" office:value="8.160867" calcext:value-type="float">
            <text:p>8.160867</text:p>
          </table:table-cell>
          <table:table-cell office:value-type="float" office:value="8.14485" calcext:value-type="float">
            <text:p>8.14485</text:p>
          </table:table-cell>
          <table:table-cell table:formula="of:=AVERAGE([.C7:.E7])" office:value-type="float" office:value="8.34262666666667" calcext:value-type="float">
            <text:p>8.3426266666666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5]" office:value-type="float" office:value="0.00314866666666667" calcext:value-type="float">
            <text:p>0.003148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6]" office:value-type="float" office:value="0.844135666666667" calcext:value-type="float">
            <text:p>0.844135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7]" office:value-type="float" office:value="8.34262666666667" calcext:value-type="float">
            <text:p>8.3426266666666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OM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4235" calcext:value-type="float">
            <text:p>0.004235</text:p>
          </table:table-cell>
          <table:table-cell table:formula="of:=AVERAGE([.C20:.E20])" office:value-type="float" office:value="0.003684" calcext:value-type="float">
            <text:p>0.003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96413" calcext:value-type="float">
            <text:p>0.096413</text:p>
          </table:table-cell>
          <table:table-cell office:value-type="float" office:value="0.090301" calcext:value-type="float">
            <text:p>0.090301</text:p>
          </table:table-cell>
          <table:table-cell office:value-type="float" office:value="0.097295" calcext:value-type="float">
            <text:p>0.097295</text:p>
          </table:table-cell>
          <table:table-cell table:formula="of:=AVERAGE([.C21:.E21])" office:value-type="float" office:value="0.0946696666666667" calcext:value-type="float">
            <text:p>0.094669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813499" calcext:value-type="float">
            <text:p>0.813499</text:p>
          </table:table-cell>
          <table:table-cell office:value-type="float" office:value="0.72272" calcext:value-type="float">
            <text:p>0.72272</text:p>
          </table:table-cell>
          <table:table-cell office:value-type="float" office:value="0.826095" calcext:value-type="float">
            <text:p>0.826095</text:p>
          </table:table-cell>
          <table:table-cell table:formula="of:=AVERAGE([.C22:.E22])" office:value-type="float" office:value="0.787438" calcext:value-type="float">
            <text:p>0.78743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peedup (Amdahl)</text:p>
          </table:table-cell>
          <table:table-cell office:value-type="string" calcext:value-type="string">
            <text:p>Speedup (Gustafson)</text:p>
          </table:table-cell>
          <table:table-cell office:value-type="string" calcext:value-type="string">
            <text:p>Efficiency (Amdahl)</text:p>
          </table:table-cell>
          <table:table-cell office:value-type="string" calcext:value-type="string">
            <text:p>Efficiency (Gustafson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20]" office:value-type="float" office:value="0.003684" calcext:value-type="float">
            <text:p>0.003684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formula="of:=[.C11]/[.C26]" office:value-type="float" office:value="0.854686934491495" calcext:value-type="float">
            <text:p>0.854686934491495</text:p>
          </table:table-cell>
          <table:table-cell table:formula="of:=32 - (31 * [.E26])" office:value-type="float" office:value="28.28" calcext:value-type="float">
            <text:p>28.28</text:p>
          </table:table-cell>
          <table:table-cell table:formula="of:=[.F26]/[.J41]" office:value-type="float" office:value="0.0267089667028592" calcext:value-type="float">
            <text:p>0.0267089667028592</text:p>
          </table:table-cell>
          <table:table-cell table:formula="of:=[.G26]/[.J41]" office:value-type="float" office:value="0.88375" calcext:value-type="float">
            <text:p>0.88375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21]" office:value-type="float" office:value="0.0946696666666667" calcext:value-type="float">
            <text:p>0.0946696666666667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table:formula="of:=[.C12]/[.C27]" office:value-type="float" office:value="8.91664348665007" calcext:value-type="float">
            <text:p>8.91664348665007</text:p>
          </table:table-cell>
          <table:table-cell table:formula="of:=32 - (31 * [.E27])" office:value-type="float" office:value="19.29" calcext:value-type="float">
            <text:p>19.29</text:p>
          </table:table-cell>
          <table:table-cell table:formula="of:=[.F27]/[.J42]" office:value-type="float" office:value="0.278645108957815" calcext:value-type="float">
            <text:p>0.278645108957815</text:p>
          </table:table-cell>
          <table:table-cell table:formula="of:=[.G27]/[.J42]" office:value-type="float" office:value="0.6028125" calcext:value-type="float">
            <text:p>0.6028125</text:p>
          </table:table-cell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22]" office:value-type="float" office:value="0.787438" calcext:value-type="float">
            <text:p>0.787438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[.C13]/[.C28]" office:value-type="float" office:value="10.5946457583539" calcext:value-type="float">
            <text:p>10.5946457583539</text:p>
          </table:table-cell>
          <table:table-cell table:formula="of:=32 - (31 * [.E28])" office:value-type="float" office:value="18.36" calcext:value-type="float">
            <text:p>18.36</text:p>
          </table:table-cell>
          <table:table-cell table:formula="of:=[.F28]/[.J43]" office:value-type="float" office:value="0.331082679948559" calcext:value-type="float">
            <text:p>0.331082679948559</text:p>
          </table:table-cell>
          <table:table-cell table:formula="of:=[.G28]/[.J43]" office:value-type="float" office:value="0.57375" calcext:value-type="float">
            <text:p>0.5737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MPI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.007551" calcext:value-type="float">
            <text:p>0.007551</text:p>
          </table:table-cell>
          <table:table-cell table:formula="of:=AVERAGE([.C35:.E35])" office:value-type="float" office:value="0.007562" calcext:value-type="float">
            <text:p>0.007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101356" calcext:value-type="float">
            <text:p>0.101356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0.10056" calcext:value-type="float">
            <text:p>0.10056</text:p>
          </table:table-cell>
          <table:table-cell table:formula="of:=AVERAGE([.C36:.E36])" office:value-type="float" office:value="0.101299666666667" calcext:value-type="float">
            <text:p>0.101299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969982" calcext:value-type="float">
            <text:p>0.969982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971847" calcext:value-type="float">
            <text:p>0.971847</text:p>
          </table:table-cell>
          <table:table-cell table:formula="of:=AVERAGE([.C37:.E37])" office:value-type="float" office:value="0.980369333333333" calcext:value-type="float">
            <text:p>0.98036933333333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Time (s) Av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peedup (Amdahl)</text:p>
          </table:table-cell>
          <table:table-cell office:value-type="string" calcext:value-type="string">
            <text:p>Speedup (Gustafson)</text:p>
          </table:table-cell>
          <table:table-cell office:value-type="string" calcext:value-type="string">
            <text:p>Efficiency (Amdahl)</text:p>
          </table:table-cell>
          <table:table-cell office:value-type="string" calcext:value-type="string">
            <text:p>Efficiency (Gustafson)</text:p>
          </table:table-cell>
          <table:table-cell office:value-type="string" calcext:value-type="string">
            <text:p>Processor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35]" office:value-type="float" office:value="0.007562" calcext:value-type="float">
            <text:p>0.007562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formula="of:=[.C11]/[.C41]" office:value-type="float" office:value="0.416380146345764" calcext:value-type="float">
            <text:p>0.416380146345764</text:p>
          </table:table-cell>
          <table:table-cell table:formula="of:=32 - (31 * [.E41])" office:value-type="float" office:value="13.71" calcext:value-type="float">
            <text:p>13.71</text:p>
          </table:table-cell>
          <table:table-cell table:formula="of:=[.F41]/[.J41]" office:value-type="float" office:value="0.0130118795733051" calcext:value-type="float">
            <text:p>0.0130118795733051</text:p>
          </table:table-cell>
          <table:table-cell table:formula="of:=[.G41]/[.J41]" office:value-type="float" office:value="0.4284375" calcext:value-type="float">
            <text:p>0.4284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36]" office:value-type="float" office:value="0.101299666666667" calcext:value-type="float">
            <text:p>0.101299666666667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[.C12]/[.C42]" office:value-type="float" office:value="8.33305473199978" calcext:value-type="float">
            <text:p>8.33305473199978</text:p>
          </table:table-cell>
          <table:table-cell table:formula="of:=32 - (31 * [.E42])" office:value-type="float" office:value="18.36" calcext:value-type="float">
            <text:p>18.36</text:p>
          </table:table-cell>
          <table:table-cell table:formula="of:=[.F42]/[.J42]" office:value-type="float" office:value="0.260407960374993" calcext:value-type="float">
            <text:p>0.260407960374993</text:p>
          </table:table-cell>
          <table:table-cell table:formula="of:=[.G42]/[.J42]" office:value-type="float" office:value="0.57375" calcext:value-type="float">
            <text:p>0.57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37]" office:value-type="float" office:value="0.980369333333333" calcext:value-type="float">
            <text:p>0.980369333333333</text:p>
          </table:table-cell>
          <table:table-cell office:value-type="float" office:value="0.553" calcext:value-type="float">
            <text:p>0.553</text:p>
          </table:table-cell>
          <table:table-cell office:value-type="float" office:value="0.447" calcext:value-type="float">
            <text:p>0.447</text:p>
          </table:table-cell>
          <table:table-cell table:formula="of:=[.C13]/[.C43]" office:value-type="float" office:value="8.50967730528767" calcext:value-type="float">
            <text:p>8.50967730528767</text:p>
          </table:table-cell>
          <table:table-cell table:formula="of:=32 - (31 * [.E43])" office:value-type="float" office:value="18.143" calcext:value-type="float">
            <text:p>18.143</text:p>
          </table:table-cell>
          <table:table-cell table:formula="of:=[.F43]/[.J43]" office:value-type="float" office:value="0.26592741579024" calcext:value-type="float">
            <text:p>0.26592741579024</text:p>
          </table:table-cell>
          <table:table-cell table:formula="of:=[.G43]/[.J43]" office:value-type="float" office:value="0.56696875" calcext:value-type="float">
            <text:p>0.56696875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 VS Time to complet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11]" office:value-type="float" office:value="0.00314866666666667" calcext:value-type="float">
            <text:p>0.00314866666666667</text:p>
          </table:table-cell>
          <table:table-cell table:formula="of:=[.F20]" office:value-type="float" office:value="0.003684" calcext:value-type="float">
            <text:p>0.003684</text:p>
          </table:table-cell>
          <table:table-cell table:formula="of:=[.F35]" office:value-type="float" office:value="0.007562" calcext:value-type="float">
            <text:p>0.007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C12]" office:value-type="float" office:value="0.844135666666667" calcext:value-type="float">
            <text:p>0.844135666666667</text:p>
          </table:table-cell>
          <table:table-cell table:formula="of:=[.F21]" office:value-type="float" office:value="0.0946696666666667" calcext:value-type="float">
            <text:p>0.0946696666666667</text:p>
          </table:table-cell>
          <table:table-cell table:formula="of:=[.F36]" office:value-type="float" office:value="0.101299666666667" calcext:value-type="float">
            <text:p>0.101299666666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C13]" office:value-type="float" office:value="8.34262666666667" calcext:value-type="float">
            <text:p>8.34262666666667</text:p>
          </table:table-cell>
          <table:table-cell table:formula="of:=[.F22]" office:value-type="float" office:value="0.787438" calcext:value-type="float">
            <text:p>0.787438</text:p>
          </table:table-cell>
          <table:table-cell table:formula="of:=[.F37]" office:value-type="float" office:value="0.980369333333333" calcext:value-type="float">
            <text:p>0.980369333333333</text:p>
          </table:table-cell>
          <table:table-cell table:number-columns-repeated="5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 VS Speedup (Amdahls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OMP Speedup</text:p>
          </table:table-cell>
          <table:table-cell office:value-type="string" calcext:value-type="string">
            <text:p>MPI Speedu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26]" office:value-type="float" office:value="0.854686934491495" calcext:value-type="float">
            <text:p>0.854686934491495</text:p>
          </table:table-cell>
          <table:table-cell table:formula="of:=[.F41]" office:value-type="float" office:value="0.416380146345764" calcext:value-type="float">
            <text:p>0.416380146345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F27]" office:value-type="float" office:value="8.91664348665007" calcext:value-type="float">
            <text:p>8.91664348665007</text:p>
          </table:table-cell>
          <table:table-cell table:formula="of:=[.F42]" office:value-type="float" office:value="8.33305473199978" calcext:value-type="float">
            <text:p>8.3330547319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F28]" office:value-type="float" office:value="10.5946457583539" calcext:value-type="float">
            <text:p>10.5946457583539</text:p>
          </table:table-cell>
          <table:table-cell table:formula="of:=[.F43]" office:value-type="float" office:value="8.50967730528767" calcext:value-type="float">
            <text:p>8.50967730528767</text:p>
          </table:table-cell>
          <table:table-cell table:number-columns-repeated="6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 VS Speedup (Gustafson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base Size</text:p>
          </table:table-cell>
          <table:table-cell office:value-type="string" calcext:value-type="string">
            <text:p>OMP Speedup</text:p>
          </table:table-cell>
          <table:table-cell office:value-type="string" calcext:value-type="string">
            <text:p>MPI Speedu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G26]" office:value-type="float" office:value="28.28" calcext:value-type="float">
            <text:p>28.28</text:p>
          </table:table-cell>
          <table:table-cell table:formula="of:=[.G41]" office:value-type="float" office:value="13.71" calcext:value-type="float">
            <text:p>13.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[.G27]" office:value-type="float" office:value="19.29" calcext:value-type="float">
            <text:p>19.29</text:p>
          </table:table-cell>
          <table:table-cell table:formula="of:=[.G42]" office:value-type="float" office:value="18.36" calcext:value-type="float">
            <text:p>18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[.G28]" office:value-type="float" office:value="18.36" calcext:value-type="float">
            <text:p>18.36</text:p>
          </table:table-cell>
          <table:table-cell table:formula="of:=[.G43]" office:value-type="float" office:value="18.143" calcext:value-type="float">
            <text:p>18.1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4:01:27.255379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1T14:49:52.967660772</dc:date>
    <meta:editing-duration>PT40M56S</meta:editing-duration>
    <meta:editing-cycles>9</meta:editing-cycles>
    <meta:generator>LibreOffice/25.8.3.2$Linux_X86_64 LibreOffice_project/580$Build-2</meta:generator>
    <meta:document-statistic meta:table-count="1" meta:cell-count="18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68cm" style:legend-expansion="high" chart:style-name="ch2"/>
        <chart:plot-area chart:style-name="ch3" svg:x="1.324cm" svg:y="0.18cm" svg:width="12.185cm" svg:height="7.666cm">
          <chart:coordinate-region svg:x="1.777cm" svg:y="0.387cm" svg:width="11.024cm" svg:height="6.797cm"/>
          <chart:axis chart:dimension="x" chart:name="primary-x" chart:style-name="ch4" chartooo:axis-type="auto">
            <chart:title svg:x="6.336cm" svg:y="8.027cm" chart:style-name="ch5">
              <text:p><text:span text:style-name="T1">Database Size</text:span></text:p>
            </chart:title>
            <chart:categories table:cell-range-address="timings.B55:timings.B57"/>
          </chart:axis>
          <chart:axis chart:dimension="y" chart:name="primary-y" chart:style-name="ch4">
            <chart:title svg:x="0.451cm" svg:y="5.276cm" chart:style-name="ch6">
              <text:p><text:span text:style-name="T1">Time to complete</text:span></text:p>
            </chart:title>
            <chart:grid chart:style-name="ch7" chart:class="major"/>
          </chart:axis>
          <chart:series chart:style-name="ch8" chart:values-cell-range-address="timings.C55:timings.C57" chart:label-cell-address="timings.C54:timings.C54" chart:class="chart:scatter">
            <chart:domain table:cell-range-address="timings.B55:timings.B57"/>
            <chart:data-point chart:repeated="3"/>
          </chart:series>
          <chart:series chart:style-name="ch9" chart:values-cell-range-address="timings.D55:timings.D57" chart:label-cell-address="timings.D54:timings.D54" chart:class="chart:scatter">
            <chart:data-point chart:repeated="3"/>
          </chart:series>
          <chart:series chart:style-name="ch10" chart:values-cell-range-address="timings.E55:timings.E57" chart:label-cell-address="timings.E54:timings.E54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timings.C54:timings.C54</svg:desc>
                </draw:g>
              </table:table-cell>
              <table:table-cell office:value-type="string">
                <text:p>OMP</text:p>
                <draw:g>
                  <svg:desc>timings.D54:timings.D54</svg:desc>
                </draw:g>
              </table:table-cell>
              <table:table-cell office:value-type="string">
                <text:p>MPI</text:p>
                <draw:g>
                  <svg:desc>timings.E54:timings.E5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ings.B55:timings.B57</svg:desc>
                </draw:g>
              </table:table-cell>
              <table:table-cell office:value-type="float" office:value="0.00314866666666667">
                <text:p>0.00314866666666667</text:p>
                <draw:g>
                  <svg:desc>timings.C55:timings.C57</svg:desc>
                </draw:g>
              </table:table-cell>
              <table:table-cell office:value-type="float" office:value="0.003684">
                <text:p>0.003684</text:p>
                <draw:g>
                  <svg:desc>timings.D55:timings.D57</svg:desc>
                </draw:g>
              </table:table-cell>
              <table:table-cell office:value-type="float" office:value="0.007562">
                <text:p>0.007562</text:p>
                <draw:g>
                  <svg:desc>timings.E55:timings.E57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844135666666667">
                <text:p>0.844135666666667</text:p>
              </table:table-cell>
              <table:table-cell office:value-type="float" office:value="0.0946696666666667">
                <text:p>0.0946696666666667</text:p>
              </table:table-cell>
              <table:table-cell office:value-type="float" office:value="0.101299666666667">
                <text:p>0.101299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.34262666666667">
                <text:p>8.34262666666667</text:p>
              </table:table-cell>
              <table:table-cell office:value-type="float" office:value="0.787438">
                <text:p>0.787438</text:p>
              </table:table-cell>
              <table:table-cell office:value-type="float" office:value="0.980369333333333">
                <text:p>0.980369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2.239cm" svg:y="0.315cm" chart:style-name="ch2">
          <text:p>Database Size VS Speedup According to Amdahl's Law</text:p>
        </chart:title>
        <chart:legend chart:legend-position="end" svg:x="12.276cm" svg:y="3.937cm" style:legend-expansion="high" chart:style-name="ch3"/>
        <chart:plot-area chart:style-name="ch4" svg:x="1.324cm" svg:y="1.28cm" svg:width="10.632cm" svg:height="6.566cm">
          <chart:coordinate-region svg:x="1.979cm" svg:y="1.487cm" svg:width="9.269cm" svg:height="5.697cm"/>
          <chart:axis chart:dimension="x" chart:name="primary-x" chart:style-name="ch5" chartooo:axis-type="auto">
            <chart:title svg:x="5.56cm" svg:y="8.027cm" chart:style-name="ch2">
              <text:p><text:span text:style-name="T1">Database Size</text:span></text:p>
            </chart:title>
            <chart:categories table:cell-range-address="timings.B78:timings.B80"/>
          </chart:axis>
          <chart:axis chart:dimension="y" chart:name="primary-y" chart:style-name="ch6">
            <chart:title svg:x="0.451cm" svg:y="6.04cm" chart:style-name="ch7">
              <text:p><text:span text:style-name="T1">Speedup (Amdahl's)</text:span></text:p>
            </chart:title>
            <chart:grid chart:style-name="ch8" chart:class="major"/>
          </chart:axis>
          <chart:series chart:style-name="ch9" chart:values-cell-range-address="timings.C78:timings.C80" chart:label-cell-address="timings.C77:timings.C77" chart:class="chart:scatter">
            <chart:domain table:cell-range-address="timings.B78:timings.B80"/>
            <chart:data-point chart:repeated="3"/>
          </chart:series>
          <chart:series chart:style-name="ch10" chart:values-cell-range-address="timings.D78:timings.D80" chart:label-cell-address="timings.D77:timings.D77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 Speedup</text:p>
                <draw:g>
                  <svg:desc>timings.C77:timings.C77</svg:desc>
                </draw:g>
              </table:table-cell>
              <table:table-cell office:value-type="string">
                <text:p>MPI Speedup</text:p>
                <draw:g>
                  <svg:desc>timings.D77:timings.D7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ings.B78:timings.B80</svg:desc>
                </draw:g>
              </table:table-cell>
              <table:table-cell office:value-type="float" office:value="0.854686934491495">
                <text:p>0.854686934491495</text:p>
                <draw:g>
                  <svg:desc>timings.C78:timings.C80</svg:desc>
                </draw:g>
              </table:table-cell>
              <table:table-cell office:value-type="float" office:value="0.416380146345764">
                <text:p>0.416380146345764</text:p>
                <draw:g>
                  <svg:desc>timings.D78:timings.D80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91664348665007">
                <text:p>8.91664348665007</text:p>
              </table:table-cell>
              <table:table-cell office:value-type="float" office:value="8.33305473199978">
                <text:p>8.3330547319997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.5946457583539">
                <text:p>10.5946457583539</text:p>
              </table:table-cell>
              <table:table-cell office:value-type="float" office:value="8.50967730528767">
                <text:p>8.50967730528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1.971cm" svg:y="0.315cm" chart:style-name="ch2">
          <text:p>Database Size VS Speedup According to Gustafson's Law</text:p>
        </chart:title>
        <chart:legend chart:legend-position="end" svg:x="12.276cm" svg:y="3.937cm" style:legend-expansion="high" chart:style-name="ch3"/>
        <chart:plot-area chart:style-name="ch4" svg:x="1.324cm" svg:y="1.28cm" svg:width="10.632cm" svg:height="6.566cm">
          <chart:coordinate-region svg:x="1.979cm" svg:y="1.487cm" svg:width="9.269cm" svg:height="5.697cm"/>
          <chart:axis chart:dimension="x" chart:name="primary-x" chart:style-name="ch5" chartooo:axis-type="auto">
            <chart:title svg:x="5.56cm" svg:y="8.027cm" chart:style-name="ch2">
              <text:p><text:span text:style-name="T1">Database Size</text:span></text:p>
            </chart:title>
            <chart:categories table:cell-range-address="timings.B100:timings.B102"/>
          </chart:axis>
          <chart:axis chart:dimension="y" chart:name="primary-y" chart:style-name="ch6">
            <chart:title svg:x="0.451cm" svg:y="6.224cm" chart:style-name="ch7">
              <text:p><text:span text:style-name="T1">Speedup (Gustafson's)</text:span></text:p>
            </chart:title>
            <chart:grid chart:style-name="ch8" chart:class="major"/>
          </chart:axis>
          <chart:series chart:style-name="ch9" chart:values-cell-range-address="timings.C100:timings.C102" chart:label-cell-address="timings.C99:timings.C99" chart:class="chart:scatter">
            <chart:domain table:cell-range-address="timings.B100:timings.B102"/>
            <chart:data-point chart:repeated="3"/>
          </chart:series>
          <chart:series chart:style-name="ch10" chart:values-cell-range-address="timings.D100:timings.D102" chart:label-cell-address="timings.D99:timings.D9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 Speedup</text:p>
                <draw:g>
                  <svg:desc>timings.C99:timings.C99</svg:desc>
                </draw:g>
              </table:table-cell>
              <table:table-cell office:value-type="string">
                <text:p>MPI Speedup</text:p>
                <draw:g>
                  <svg:desc>timings.D99:timings.D9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ings.B100:timings.B102</svg:desc>
                </draw:g>
              </table:table-cell>
              <table:table-cell office:value-type="float" office:value="28.28">
                <text:p>28.28</text:p>
                <draw:g>
                  <svg:desc>timings.C100:timings.C102</svg:desc>
                </draw:g>
              </table:table-cell>
              <table:table-cell office:value-type="float" office:value="13.71">
                <text:p>13.71</text:p>
                <draw:g>
                  <svg:desc>timings.D100:timings.D10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.29">
                <text:p>19.29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.36">
                <text:p>18.36</text:p>
              </table:table-cell>
              <table:table-cell office:value-type="float" office:value="18.143">
                <text:p>18.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